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el" style:master-page-name="MP0" style:family="paragraph">
      <style:paragraph-properties fo:break-before="page" fo:text-align="center"/>
    </style:style>
    <style:style style:name="P2" style:parent-style-name="Standaard" style:family="paragraph">
      <style:text-properties fo:font-size="18pt" style:font-size-asian="18pt" style:font-size-complex="18pt"/>
    </style:style>
    <style:style style:name="P3" style:parent-style-name="Standaard" style:family="paragraph">
      <style:text-properties fo:font-size="18pt" style:font-size-asian="18pt" style:font-size-complex="18pt"/>
    </style:style>
    <style:style style:name="P4" style:parent-style-name="Standaard" style:family="paragraph">
      <style:text-properties fo:font-size="18pt" style:font-size-asian="18pt" style:font-size-complex="18pt"/>
    </style:style>
    <style:style style:name="T5" style:parent-style-name="Standaardalinea-lettertype" style:family="text">
      <style:text-properties fo:font-size="18pt" style:font-size-asian="18pt" style:font-size-complex="18pt" fo:language="en" fo:country="US"/>
    </style:style>
    <style:style style:name="T6" style:parent-style-name="Hyperlink" style:family="text">
      <style:text-properties fo:font-size="18pt" style:font-size-asian="18pt" style:font-size-complex="18pt" fo:language="en" fo:country="US"/>
    </style:style>
    <style:style style:name="T7" style:parent-style-name="Standaardalinea-lettertype" style:family="text">
      <style:text-properties fo:font-size="18pt" style:font-size-asian="18pt" style:font-size-complex="18pt" fo:language="en" fo:country="US"/>
    </style:style>
    <style:style style:name="T8" style:parent-style-name="Hyperlink" style:family="text">
      <style:text-properties fo:font-size="18pt" style:font-size-asian="18pt" style:font-size-complex="18pt" fo:language="en" fo:country="US"/>
    </style:style>
    <style:style style:name="T9" style:parent-style-name="Standaardalinea-lettertype" style:family="text">
      <style:text-properties fo:font-size="18pt" style:font-size-asian="18pt" style:font-size-complex="18pt" fo:language="en" fo:country="US"/>
    </style:style>
    <style:style style:name="T10" style:parent-style-name="Hyperlink" style:family="text">
      <style:text-properties fo:font-size="18pt" style:font-size-asian="18pt" style:font-size-complex="18pt" fo:language="en" fo:country="US"/>
    </style:style>
    <style:style style:name="T11" style:parent-style-name="Standaardalinea-lettertype" style:family="text">
      <style:text-properties fo:font-size="18pt" style:font-size-asian="18pt" style:font-size-complex="18pt" fo:language="en" fo:country="US"/>
    </style:style>
    <style:style style:name="T12" style:parent-style-name="Standaardalinea-lettertype" style:family="text">
      <style:text-properties fo:font-size="18pt" style:font-size-asian="18pt" style:font-size-complex="18pt" fo:language="en" fo:country="US"/>
    </style:style>
    <style:style style:name="T13" style:parent-style-name="Hyperlink" style:family="text">
      <style:text-properties fo:font-size="18pt" style:font-size-asian="18pt" style:font-size-complex="18pt" fo:language="en" fo:country="US"/>
    </style:style>
    <style:style style:name="P14" style:parent-style-name="Standaard" style:family="paragraph">
      <style:text-properties fo:font-size="18pt" style:font-size-asian="18pt" style:font-size-complex="18pt" fo:language="en" fo:country="US"/>
    </style:style>
    <style:style style:name="T15" style:parent-style-name="Standaardalinea-lettertype" style:family="text">
      <style:text-properties fo:font-size="18pt" style:font-size-asian="18pt" style:font-size-complex="18pt" fo:language="it" fo:country="IT"/>
    </style:style>
    <style:style style:name="T16" style:parent-style-name="Hyperlink" style:family="text">
      <style:text-properties fo:font-size="18pt" style:font-size-asian="18pt" style:font-size-complex="18pt" fo:language="it" fo:country="IT"/>
    </style:style>
    <style:style style:name="T17" style:parent-style-name="Standaardalinea-lettertype" style:family="text">
      <style:text-properties fo:font-size="18pt" style:font-size-asian="18pt" style:font-size-complex="18pt" fo:language="it" fo:country="IT"/>
    </style:style>
    <style:style style:name="T18" style:parent-style-name="Hyperlink" style:family="text">
      <style:text-properties fo:font-size="18pt" style:font-size-asian="18pt" style:font-size-complex="18pt" fo:language="it" fo:country="IT"/>
    </style:style>
    <style:style style:name="P19" style:parent-style-name="Standaard" style:family="paragraph">
      <style:text-properties fo:font-size="18pt" style:font-size-asian="18pt" style:font-size-complex="18pt" fo:language="en" fo:country="US"/>
    </style:style>
    <style:style style:name="P20" style:parent-style-name="Standaard" style:family="paragraph">
      <style:text-properties fo:font-size="18pt" style:font-size-asian="18pt" style:font-size-complex="18pt" fo:language="it" fo:country="IT"/>
    </style:style>
    <style:style style:name="P21" style:parent-style-name="Standaard" style:family="paragraph">
      <style:text-properties fo:font-size="18pt" style:font-size-asian="18pt" style:font-size-complex="18pt" fo:language="it" fo:country="IT"/>
    </style:style>
    <style:style style:name="T22" style:parent-style-name="Standaardalinea-lettertype" style:family="text">
      <style:text-properties fo:font-size="18pt" style:font-size-asian="18pt" style:font-size-complex="18pt" fo:language="en" fo:country="US"/>
    </style:style>
    <style:style style:name="T23" style:parent-style-name="Hyperlink" style:family="text">
      <style:text-properties fo:font-size="18pt" style:font-size-asian="18pt" style:font-size-complex="18pt" fo:language="en" fo:country="US"/>
    </style:style>
    <style:style style:name="P24" style:parent-style-name="Standaard" style:family="paragraph">
      <style:text-properties fo:font-size="18pt" style:font-size-asian="18pt" style:font-size-complex="18pt" fo:language="en" fo:country="US"/>
    </style:style>
    <style:style style:name="P25" style:parent-style-name="Standaard" style:family="paragraph">
      <style:text-properties fo:font-size="18pt" style:font-size-asian="18pt" style:font-size-complex="18pt" fo:language="en" fo:country="US"/>
    </style:style>
    <style:style style:name="P26" style:parent-style-name="Standaard" style:family="paragraph">
      <style:text-properties fo:font-size="18pt" style:font-size-asian="18pt" style:font-size-complex="18pt" fo:language="en" fo:country="US"/>
    </style:style>
    <style:style style:name="P27" style:parent-style-name="Standaard" style:family="paragraph">
      <style:text-properties fo:font-size="18pt" style:font-size-asian="18pt" style:font-size-complex="18pt" fo:language="en" fo:country="US"/>
    </style:style>
    <style:style style:name="T28" style:parent-style-name="Standaardalinea-lettertype" style:family="text">
      <style:text-properties fo:font-size="18pt" style:font-size-asian="18pt" style:font-size-complex="18pt" fo:language="en" fo:country="US"/>
    </style:style>
    <style:style style:name="T29" style:parent-style-name="Hyperlink" style:family="text">
      <style:text-properties fo:font-size="18pt" style:font-size-asian="18pt" style:font-size-complex="18pt" fo:language="en" fo:country="US"/>
    </style:style>
    <style:style style:name="T30" style:parent-style-name="Standaardalinea-lettertype" style:family="text">
      <style:text-properties fo:font-size="18pt" style:font-size-asian="18pt" style:font-size-complex="18pt" fo:language="en" fo:country="US"/>
    </style:style>
    <style:style style:name="T31" style:parent-style-name="Hyperlink" style:family="text">
      <style:text-properties fo:font-size="18pt" style:font-size-asian="18pt" style:font-size-complex="18pt" fo:language="en" fo:country="US"/>
    </style:style>
    <style:style style:name="T32" style:parent-style-name="Standaardalinea-lettertype" style:family="text">
      <style:text-properties fo:font-size="18pt" style:font-size-asian="18pt" style:font-size-complex="18pt" fo:language="en" fo:country="US"/>
    </style:style>
    <style:style style:name="T33" style:parent-style-name="Standaardalinea-lettertype" style:family="text">
      <style:text-properties fo:font-size="18pt" style:font-size-asian="18pt" style:font-size-complex="18pt" fo:language="it" fo:country="IT"/>
    </style:style>
    <style:style style:name="T34" style:parent-style-name="Hyperlink" style:family="text">
      <style:text-properties fo:font-size="18pt" style:font-size-asian="18pt" style:font-size-complex="18pt" fo:language="it" fo:country="IT"/>
    </style:style>
    <style:style style:name="T35" style:parent-style-name="Standaardalinea-lettertype" style:family="text">
      <style:text-properties fo:font-size="18pt" style:font-size-asian="18pt" style:font-size-complex="18pt" fo:language="it" fo:country="IT"/>
    </style:style>
    <style:style style:name="T36" style:parent-style-name="Standaardalinea-lettertype" style:family="text">
      <style:text-properties fo:font-size="18pt" style:font-size-asian="18pt" style:font-size-complex="18pt" fo:language="en" fo:country="US"/>
    </style:style>
    <style:style style:name="T37" style:parent-style-name="Hyperlink" style:family="text">
      <style:text-properties fo:font-size="18pt" style:font-size-asian="18pt" style:font-size-complex="18pt" fo:language="en" fo:country="US"/>
    </style:style>
    <style:style style:name="T38" style:parent-style-name="Standaardalinea-lettertype" style:family="text">
      <style:text-properties fo:font-size="18pt" style:font-size-asian="18pt" style:font-size-complex="18pt" fo:language="en" fo:country="US"/>
    </style:style>
    <style:style style:name="T39" style:parent-style-name="Standaardalinea-lettertype" style:family="text">
      <style:text-properties fo:font-size="18pt" style:font-size-asian="18pt" style:font-size-complex="18pt" fo:language="en" fo:country="US"/>
    </style:style>
    <style:style style:name="T40" style:parent-style-name="Hyperlink" style:family="text">
      <style:text-properties fo:font-size="18pt" style:font-size-asian="18pt" style:font-size-complex="18pt" fo:language="en" fo:country="US"/>
    </style:style>
    <style:style style:name="T41" style:parent-style-name="Standaardalinea-lettertype" style:family="text">
      <style:text-properties fo:font-size="18pt" style:font-size-asian="18pt" style:font-size-complex="18pt" fo:language="en" fo:country="US"/>
    </style:style>
    <style:style style:name="T42" style:parent-style-name="Standaardalinea-lettertype" style:family="text">
      <style:text-properties fo:font-size="18pt" style:font-size-asian="18pt" style:font-size-complex="18pt" fo:language="en" fo:country="US"/>
    </style:style>
    <style:style style:name="T43" style:parent-style-name="Hyperlink" style:family="text">
      <style:text-properties fo:font-size="18pt" style:font-size-asian="18pt" style:font-size-complex="18pt" fo:language="en" fo:country="US"/>
    </style:style>
    <style:style style:name="T44" style:parent-style-name="Standaardalinea-lettertype" style:family="text">
      <style:text-properties fo:font-size="18pt" style:font-size-asian="18pt" style:font-size-complex="18pt" fo:language="en" fo:country="US"/>
    </style:style>
    <style:style style:name="T45" style:parent-style-name="Standaardalinea-lettertype" style:family="text">
      <style:text-properties fo:font-size="18pt" style:font-size-asian="18pt" style:font-size-complex="18pt" fo:language="en" fo:country="US"/>
    </style:style>
    <style:style style:name="T46" style:parent-style-name="Hyperlink" style:family="text">
      <style:text-properties fo:font-size="18pt" style:font-size-asian="18pt" style:font-size-complex="18pt" fo:language="en" fo:country="US"/>
    </style:style>
    <style:style style:name="T47" style:parent-style-name="Standaardalinea-lettertype" style:family="text">
      <style:text-properties fo:font-size="18pt" style:font-size-asian="18pt" style:font-size-complex="18pt" fo:language="en" fo:country="US"/>
    </style:style>
    <style:style style:name="T48" style:parent-style-name="Standaardalinea-lettertype" style:family="text">
      <style:text-properties fo:font-size="18pt" style:font-size-asian="18pt" style:font-size-complex="18pt" fo:language="en" fo:country="US"/>
    </style:style>
    <style:style style:name="T49" style:parent-style-name="Hyperlink" style:family="text">
      <style:text-properties fo:font-size="18pt" style:font-size-asian="18pt" style:font-size-complex="18pt" fo:language="en" fo:country="US"/>
    </style:style>
    <style:style style:name="T50" style:parent-style-name="Standaardalinea-lettertype" style:family="text">
      <style:text-properties fo:font-size="18pt" style:font-size-asian="18pt" style:font-size-complex="18pt" fo:language="en" fo:country="US"/>
    </style:style>
    <style:style style:name="P51" style:parent-style-name="Standaard" style:family="paragraph">
      <style:text-properties fo:font-size="18pt" style:font-size-asian="18pt" style:font-size-complex="18pt"/>
    </style:style>
    <style:style style:name="T52" style:parent-style-name="Standaardalinea-lettertype" style:family="text">
      <style:text-properties fo:font-size="18pt" style:font-size-asian="18pt" style:font-size-complex="18pt"/>
    </style:style>
    <style:style style:name="T53" style:parent-style-name="Hyperlink" style:family="text">
      <style:text-properties fo:font-size="18pt" style:font-size-asian="18pt" style:font-size-complex="18pt"/>
    </style:style>
    <style:style style:name="T54" style:parent-style-name="Standaardalinea-lettertype" style:family="text">
      <style:text-properties fo:font-size="18pt" style:font-size-asian="18pt" style:font-size-complex="18pt"/>
    </style:style>
    <style:style style:name="T55" style:parent-style-name="Standaardalinea-lettertype" style:family="text">
      <style:text-properties fo:font-size="18pt" style:font-size-asian="18pt" style:font-size-complex="18pt"/>
    </style:style>
    <style:style style:name="T56" style:parent-style-name="Hyperlink" style:family="text">
      <style:text-properties fo:font-size="18pt" style:font-size-asian="18pt" style:font-size-complex="18pt"/>
    </style:style>
    <style:style style:name="P57" style:parent-style-name="Standaard" style:family="paragraph">
      <style:text-properties fo:font-size="18pt" style:font-size-asian="18pt" style:font-size-complex="18pt" fo:language="en" fo:country="US"/>
    </style:style>
    <style:style style:name="T58" style:parent-style-name="Standaardalinea-lettertype" style:family="text">
      <style:text-properties fo:font-size="18pt" style:font-size-asian="18pt" style:font-size-complex="18pt" fo:language="en" fo:country="US"/>
    </style:style>
    <style:style style:name="T59" style:parent-style-name="Standaardalinea-lettertype" style:family="text">
      <style:text-properties fo:font-size="18pt" style:font-size-asian="18pt" style:font-size-complex="18pt"/>
    </style:style>
    <style:style style:name="P60" style:parent-style-name="Standaard" style:family="paragraph">
      <style:text-properties fo:font-size="18pt" style:font-size-asian="18pt" style:font-size-complex="18pt" fo:language="en" fo:country="US"/>
    </style:style>
    <style:style style:name="P61" style:parent-style-name="Standaard" style:family="paragraph">
      <style:text-properties fo:font-size="18pt" style:font-size-asian="18pt" style:font-size-complex="18pt"/>
    </style:style>
    <style:style style:name="P62" style:parent-style-name="Standaard" style:family="paragraph">
      <style:text-properties fo:font-size="18pt" style:font-size-asian="18pt" style:font-size-complex="18pt"/>
    </style:style>
    <style:style style:name="P63" style:parent-style-name="Standaard" style:family="paragraph">
      <style:text-properties fo:font-size="18pt" style:font-size-asian="18pt" style:font-size-complex="18pt" fo:language="it" fo:country="IT"/>
    </style:style>
    <style:style style:name="P64" style:parent-style-name="Lijstalinea" style:family="paragraph"/>
    <style:style style:name="T65" style:parent-style-name="Standaardalinea-lettertype" style:family="text">
      <style:text-properties fo:font-weight="bold" style:font-weight-asian="bold" style:font-weight-complex="bold"/>
    </style:style>
    <style:style style:name="P66" style:parent-style-name="Lijstalinea" style:family="paragraph"/>
    <style:style style:name="T67" style:parent-style-name="Standaardalinea-lettertype" style:family="text">
      <style:text-properties fo:font-weight="bold" style:font-weight-asian="bold" style:font-weight-complex="bold"/>
    </style:style>
    <style:style style:name="T68" style:parent-style-name="Standaardalinea-lettertype" style:family="text">
      <style:text-properties style:font-name="Segoe UI" style:font-name-complex="Segoe UI" fo:color="#212121" fo:font-size="9pt" style:font-size-asian="9pt" style:font-size-complex="9pt" fo:background-color="#FFFFFF"/>
    </style:style>
    <style:style style:name="P69" style:parent-style-name="Lijstalinea" style:family="paragraph"/>
    <style:style style:name="T70" style:parent-style-name="Standaardalinea-lettertype" style:family="text">
      <style:text-properties style:font-name="Segoe UI" style:font-name-complex="Segoe UI" fo:color="#212121" fo:font-size="9pt" style:font-size-asian="9pt" style:font-size-complex="9pt" fo:background-color="#FFFFFF" fo:language="en" fo:country="US"/>
    </style:style>
    <style:style style:name="P71" style:parent-style-name="Lijstalinea" style:family="paragraph">
      <style:paragraph-properties fo:text-indent="0.4833in"/>
      <style:text-properties fo:font-weight="bold" style:font-weight-asian="bold" style:font-weight-complex="bold"/>
    </style:style>
    <style:style style:name="T72" style:parent-style-name="Standaardalinea-lettertype" style:family="text">
      <style:text-properties fo:language="en" fo:country="US"/>
    </style:style>
    <style:style style:name="T73" style:parent-style-name="Hyperlink" style:family="text">
      <style:text-properties fo:language="en" fo:country="US"/>
    </style:style>
    <style:style style:name="P74" style:parent-style-name="Standaard" style:family="paragraph">
      <style:text-properties fo:language="en" fo:country="US"/>
    </style:style>
    <style:style style:name="T75" style:parent-style-name="Standaardalinea-lettertype" style:family="text">
      <style:text-properties fo:font-weight="bold" style:font-weight-asian="bold" style:font-weight-complex="bold" fo:language="en" fo:country="US"/>
    </style:style>
    <style:style style:name="T76" style:parent-style-name="Standaardalinea-lettertype" style:family="text">
      <style:text-properties fo:language="en" fo:country="US"/>
    </style:style>
    <style:style style:name="P77" style:parent-style-name="Standaard" style:family="paragraph">
      <style:text-properties fo:language="en" fo:country="US"/>
    </style:style>
    <style:style style:name="P78" style:parent-style-name="Standaard" style:family="paragraph">
      <style:text-properties fo:language="en" fo:country="US"/>
    </style:style>
    <style:style style:name="P79" style:parent-style-name="Standaard" style:family="paragraph">
      <style:text-properties fo:language="en" fo:country="US"/>
    </style:style>
    <style:style style:name="P80" style:parent-style-name="Standaard" style:family="paragraph">
      <style:text-properties fo:language="en" fo:country="US"/>
    </style:style>
    <style:style style:name="T81" style:parent-style-name="Standaardalinea-lettertype" style:family="text">
      <style:text-properties fo:language="en" fo:country="US"/>
    </style:style>
    <style:style style:name="P82" style:parent-style-name="Standaard" style:family="paragraph">
      <style:text-properties fo:font-weight="bold" style:font-weight-asian="bold" style:font-weight-complex="bold"/>
    </style:style>
    <style:style style:name="P83" style:parent-style-name="Lijstalinea" style:family="paragraph">
      <style:paragraph-properties fo:text-indent="0.4833in"/>
    </style:style>
    <style:style style:name="P84" style:parent-style-name="Standaard" style:family="paragraph">
      <style:text-properties fo:language="en" fo:country="US"/>
    </style:style>
    <style:style style:name="T85" style:parent-style-name="Standaardalinea-lettertype" style:family="text">
      <style:text-properties fo:language="en" fo:country="US"/>
    </style:style>
    <style:style style:name="T86" style:parent-style-name="Hyperlink" style:family="text">
      <style:text-properties fo:language="en" fo:country="US"/>
    </style:style>
    <style:style style:name="P87" style:parent-style-name="Standaard" style:family="paragraph">
      <style:text-properties fo:language="en" fo:country="US"/>
    </style:style>
    <style:style style:name="P88" style:parent-style-name="Standaard" style:family="paragraph">
      <style:text-properties fo:language="en" fo:country="US"/>
    </style:style>
    <style:style style:name="P89" style:parent-style-name="Standaard" style:family="paragraph">
      <style:text-properties fo:language="en" fo:country="US"/>
    </style:style>
    <style:style style:name="T90" style:parent-style-name="Standaardalinea-lettertype" style:family="text">
      <style:text-properties fo:language="en" fo:country="US"/>
    </style:style>
    <style:style style:name="P91" style:parent-style-name="Standaard" style:family="paragraph">
      <style:text-properties fo:font-weight="bold" style:font-weight-asian="bold" style:font-weight-complex="bold"/>
    </style:style>
    <style:style style:name="T92" style:parent-style-name="Standaardalinea-lettertype" style:family="text">
      <style:text-properties fo:language="en" fo:country="US"/>
    </style:style>
    <style:style style:name="T93" style:parent-style-name="Hyperlink" style:family="text">
      <style:text-properties fo:language="en" fo:country="US"/>
    </style:style>
    <style:style style:name="P94" style:parent-style-name="Lijstalinea" style:family="paragraph"/>
    <style:style style:name="T95" style:parent-style-name="Standaardalinea-lettertype" style:family="text">
      <style:text-properties fo:font-weight="bold" style:font-weight-asian="bold" style:font-weight-complex="bold" fo:language="en" fo:country="US"/>
    </style:style>
    <style:style style:name="T96" style:parent-style-name="Standaardalinea-lettertype" style:family="text">
      <style:text-properties fo:font-weight="bold" style:font-weight-asian="bold" style:font-weight-complex="bold"/>
    </style:style>
    <style:style style:name="P97" style:parent-style-name="Standaard" style:family="paragraph">
      <style:text-properties fo:language="en" fo:country="US"/>
    </style:style>
    <style:style style:name="T98" style:parent-style-name="Standaardalinea-lettertype" style:family="text">
      <style:text-properties fo:language="en" fo:country="US"/>
    </style:style>
    <style:style style:name="T99" style:parent-style-name="Hyperlink" style:family="text">
      <style:text-properties fo:language="en" fo:country="US"/>
    </style:style>
    <style:style style:name="T100" style:parent-style-name="Standaardalinea-lettertype" style:family="text">
      <style:text-properties fo:font-weight="bold" style:font-weight-asian="bold" style:font-weight-complex="bold" fo:language="en" fo:country="US"/>
    </style:style>
    <style:style style:name="T101" style:parent-style-name="Standaardalinea-lettertype" style:family="text">
      <style:text-properties fo:language="en" fo:country="US"/>
    </style:style>
    <style:style style:name="P102" style:parent-style-name="Standaard" style:family="paragraph">
      <style:text-properties fo:language="en" fo:country="US"/>
    </style:style>
    <style:style style:name="P103" style:parent-style-name="Standaard" style:family="paragraph">
      <style:text-properties fo:language="en" fo:country="US"/>
    </style:style>
    <style:style style:name="T104" style:parent-style-name="Standaardalinea-lettertype" style:family="text">
      <style:text-properties fo:language="en" fo:country="US"/>
    </style:style>
    <style:style style:name="T105" style:parent-style-name="Standaardalinea-lettertype" style:family="text">
      <style:text-properties fo:language="en" fo:country="US"/>
    </style:style>
    <style:style style:name="P106" style:parent-style-name="Standaard" style:family="paragraph">
      <style:text-properties fo:language="en" fo:country="US"/>
    </style:style>
    <style:style style:name="P107" style:parent-style-name="Standaard" style:family="paragraph">
      <style:text-properties fo:language="en" fo:country="US"/>
    </style:style>
    <style:style style:name="P108" style:parent-style-name="Standaard" style:family="paragraph">
      <style:text-properties fo:language="en" fo:country="US"/>
    </style:style>
    <style:style style:name="P109" style:parent-style-name="Lijstalinea" style:family="paragraph"/>
    <style:style style:name="T110" style:parent-style-name="Standaardalinea-lettertype" style:family="text">
      <style:text-properties fo:font-weight="bold" style:font-weight-asian="bold" style:font-weight-complex="bold"/>
    </style:style>
    <style:style style:name="T111" style:parent-style-name="Standaardalinea-lettertype" style:family="text">
      <style:text-properties fo:language="en" fo:country="US"/>
    </style:style>
    <style:style style:name="T112" style:parent-style-name="Hyperlink" style:family="text">
      <style:text-properties fo:language="en" fo:country="US"/>
    </style:style>
    <style:style style:name="P113" style:parent-style-name="Standaard" style:family="paragraph">
      <style:text-properties fo:language="en" fo:country="US"/>
    </style:style>
    <style:style style:name="P114" style:parent-style-name="Standaard" style:family="paragraph">
      <style:text-properties fo:language="en" fo:country="US"/>
    </style:style>
    <style:style style:name="P115" style:parent-style-name="Standaard" style:family="paragraph">
      <style:text-properties fo:language="en" fo:country="US"/>
    </style:style>
    <style:style style:name="P116" style:parent-style-name="Standaard" style:family="paragraph">
      <style:text-properties fo:language="en" fo:country="US"/>
    </style:style>
    <style:style style:name="P117" style:parent-style-name="Standaard" style:family="paragraph">
      <style:text-properties fo:language="en" fo:country="US"/>
    </style:style>
    <style:style style:name="P118" style:parent-style-name="Standaard" style:family="paragraph">
      <style:text-properties fo:language="en" fo:country="US"/>
    </style:style>
    <style:style style:name="P119" style:parent-style-name="Standaard" style:family="paragraph">
      <style:text-properties fo:language="en" fo:country="US"/>
    </style:style>
    <style:style style:name="P120" style:parent-style-name="Standaard" style:family="paragraph">
      <style:text-properties fo:font-size="18pt" style:font-size-asian="18pt" style:font-size-complex="18pt" fo:language="en" fo:country="US"/>
    </style:style>
    <style:style style:name="P121" style:parent-style-name="Standaard" style:family="paragraph">
      <style:text-properties fo:font-size="18pt" style:font-size-asian="18pt" style:font-size-complex="18pt" fo:language="en" fo:country="US"/>
    </style:style>
    <style:style style:name="P122" style:parent-style-name="Standaard" style:family="paragraph">
      <style:text-properties fo:font-size="18pt" style:font-size-asian="18pt" style:font-size-complex="18pt" fo:language="en" fo:country="US"/>
    </style:style>
    <style:style style:name="P123" style:parent-style-name="Standaard" style:family="paragraph">
      <style:text-properties fo:font-size="18pt" style:font-size-asian="18pt" style:font-size-complex="18pt" fo:language="en" fo:country="US"/>
    </style:style>
    <style:style style:name="P124" style:parent-style-name="Lijstalinea" style:family="paragraph">
      <style:text-properties fo:font-weight="bold" style:font-weight-asian="bold" style:font-weight-complex="bold"/>
    </style:style>
    <style:style style:name="P125" style:parent-style-name="Standaard" style:family="paragraph">
      <style:text-properties fo:language="it" fo:country="IT"/>
    </style:style>
    <style:style style:name="P126" style:parent-style-name="Standaard" style:family="paragraph">
      <style:text-properties fo:language="en" fo:country="US"/>
    </style:style>
    <style:style style:name="P127" style:parent-style-name="Standaard" style:family="paragraph">
      <style:text-properties fo:language="en" fo:country="US"/>
    </style:style>
    <style:style style:name="P128" style:parent-style-name="Lijstalinea" style:family="paragraph">
      <style:text-properties fo:font-weight="bold" style:font-weight-asian="bold" style:font-weight-complex="bold"/>
    </style:style>
    <style:style style:name="T129" style:parent-style-name="Standaardalinea-lettertype" style:family="text">
      <style:text-properties fo:language="en" fo:country="US" style:language-asian="nl" style:country-asian="BE"/>
    </style:style>
    <style:style style:name="T130" style:parent-style-name="Standaardalinea-lettertype" style:family="text">
      <style:text-properties fo:language="en" fo:country="US"/>
    </style:style>
    <style:style style:name="P131" style:parent-style-name="Standaard" style:family="paragraph">
      <style:text-properties fo:language="en" fo:country="US"/>
    </style:style>
    <style:style style:name="P132" style:parent-style-name="Lijstalinea" style:family="paragraph">
      <style:text-properties fo:font-weight="bold" style:font-weight-asian="bold" style:font-weight-complex="bold"/>
    </style:style>
    <style:style style:name="P133" style:parent-style-name="Lijstalinea" style:family="paragraph">
      <style:text-properties fo:font-weight="bold" style:font-weight-asian="bold" style:font-weight-complex="bold"/>
    </style:style>
    <style:style style:name="P134" style:parent-style-name="Lijstalinea" style:family="paragraph">
      <style:text-properties fo:font-weight="bold" style:font-weight-asian="bold" style:font-weight-complex="bold"/>
    </style:style>
    <style:style style:name="T135" style:parent-style-name="Standaardalinea-lettertype" style:family="text">
      <style:text-properties fo:language="en" fo:country="US"/>
    </style:style>
  </office:automatic-styles>
  <office:body>
    <office:text text:use-soft-page-breaks="true">
      <text:p text:style-name="P1">SOA: gebruik van een API</text:p>
      <text:p text:style-name="Standaard"/>
      <text:p text:style-name="P2">Oplossingen:<text:s/></text:p>
      <text:p text:style-name="P3">CURL EXERCISES</text:p>
      <text:p text:style-name="P4">curl https://httpbin.org</text:p>
      <text:p text:style-name="Standaard"><text:span text:style-name="T5">curl -X GET<text:s/></text:span><text:a xlink:href="https://httpbin.org/anything" office:target-frame-name="_top" xlink:show="replace"><text:span text:style-name="T6">https://httpbin.org/anything</text:span></text:a></text:p>
      <text:p text:style-name="Standaard"><text:span text:style-name="T7">curl -X POST<text:s/></text:span><text:a xlink:href="https://httpbin.org/anything" office:target-frame-name="_top" xlink:show="replace"><text:span text:style-name="T8">https://httpbin.org/anything</text:span></text:a></text:p>
      <text:p text:style-name="Standaard"><text:span text:style-name="T9">curl -X GET<text:s/></text:span><text:a xlink:href="https://httpbin.org/anything?value=panda" office:target-frame-name="_top" xlink:show="replace"><text:span text:style-name="T10">https://httpbin.org/anything?value=panda</text:span></text:a><text:span text:style-name="T11"><text:s/></text:span></text:p>
      <text:p text:style-name="Standaard"><text:span text:style-name="T12">curl -X GET<text:s/></text:span><text:a xlink:href="https://www.google.com/robots.txt" office:target-frame-name="_top" xlink:show="replace"><text:span text:style-name="T13">https://www.google.com/robots.txt</text:span></text:a></text:p>
      <text:p text:style-name="P14">curl -X GET https://httpbin.org/anything -H "User-Agent: elephant"</text:p>
      <text:p text:style-name="Standaard"><text:span text:style-name="T15">curl -X DELETE<text:s/></text:span><text:a xlink:href="https://httpbin.org/anything" office:target-frame-name="_top" xlink:show="replace"><text:span text:style-name="T16">https://httpbin.org/anything</text:span></text:a></text:p>
      <text:p text:style-name="Standaard"><text:span text:style-name="T17">curl -i<text:s/></text:span><text:a xlink:href="https://httpbin.org/anything" office:target-frame-name="_top" xlink:show="replace"><text:span text:style-name="T18">https://httpbin.org/anything</text:span></text:a></text:p>
      <text:p text:style-name="P19">curl -X POST https://httpbin.org/anything -d '{"value":</text:p>
      <text:p text:style-name="P20">"panda"}'</text:p>
      <text:p text:style-name="P21">curl -X POST https://httpbin.org/anything -H "Content-Type: application/json" -d '{"value": "panda"}'</text:p>
      <text:p text:style-name="Standaard"><text:span text:style-name="T22">curl -H 'Accept-Encoding: gzip'<text:s/></text:span><text:a xlink:href="https://httpbin.org/anything" office:target-frame-name="_top" xlink:show="replace"><text:span text:style-name="T23">https://httpbin.org/anything</text:span></text:a></text:p>
      <text:p text:style-name="P24">curl -X POST https//httpbin.org/anything -data-binary "@data.json"</text:p>
      <text:p text:style-name="P25">curl https://httpbin.org/image -H "Accept: image/png" &gt; test.png</text:p>
      <text:p text:style-name="P26">curl https://httpbin.org/image -H "Accept: image/png" -o test2.png</text:p>
      <text:soft-page-break/>
      <text:p text:style-name="P27">curl https://httpbin.org/image -H "Accept: image/jpeg" -o test.jpeg<text:s/></text:p>
      <text:p text:style-name="Standaard"><text:span text:style-name="T28">curl -X PUT<text:s/></text:span><text:a xlink:href="https://httpbin.org/anything" office:target-frame-name="_top" xlink:show="replace"><text:span text:style-name="T29">https://httpbin.org/anything</text:span></text:a></text:p>
      <text:p text:style-name="Standaard"><text:span text:style-name="T30">curl<text:s/></text:span><text:a xlink:href="https://httpbin.org/image/jpeg%20-o%20test2.jpeg" office:target-frame-name="_top" xlink:show="replace"><text:span text:style-name="T31">https://httpbin.org/image/jpeg -o test2.jpeg</text:span></text:a><text:span text:style-name="T32"><text:s/></text:span></text:p>
      <text:p text:style-name="Standaard"><text:span text:style-name="T33">curl<text:s/></text:span><text:a xlink:href="https://www.twitter.com" office:target-frame-name="_top" xlink:show="replace"><text:span text:style-name="T34">https://www.twitter.com</text:span></text:a><text:span text:style-name="T35"><text:s/></text:span></text:p>
      <text:p text:style-name="Standaard"><text:span text:style-name="T36">curl --head<text:s/></text:span><text:a xlink:href="https://www.twitter.com" office:target-frame-name="_top" xlink:show="replace"><text:span text:style-name="T37">https://www.twitter.com</text:span></text:a><text:span text:style-name="T38"><text:s/></text:span></text:p>
      <text:p text:style-name="Standaard"><text:span text:style-name="T39">curl<text:s/></text:span><text:a xlink:href="https://httpbin.org/status/404" office:target-frame-name="_top" xlink:show="replace"><text:span text:style-name="T40">https://httpbin.org/status/404</text:span></text:a><text:span text:style-name="T41"><text:s/></text:span></text:p>
      <text:p text:style-name="Standaard"><text:span text:style-name="T42">curl<text:s/></text:span><text:a xlink:href="https://httpbin.org/status/200" office:target-frame-name="_top" xlink:show="replace"><text:span text:style-name="T43">https://httpbin.org/status/200</text:span></text:a><text:span text:style-name="T44"><text:s/></text:span></text:p>
      <text:p text:style-name="Standaard"><text:span text:style-name="T45">curl --head<text:s/></text:span><text:a xlink:href="https://httpbin.org/status/404" office:target-frame-name="_top" xlink:show="replace"><text:span text:style-name="T46">https://httpbin.org/status/404</text:span></text:a><text:span text:style-name="T47"><text:s/></text:span></text:p>
      <text:p text:style-name="Standaard"><text:span text:style-name="T48">curl --head<text:s/></text:span><text:a xlink:href="https://httpbin.org/status/200" office:target-frame-name="_top" xlink:show="replace"><text:span text:style-name="T49">https://httpbin.org/status/200</text:span></text:a><text:span text:style-name="T50"><text:s/></text:span></text:p>
      <text:p text:style-name="P51">curl https://httpbin.org/anything -u username:password<text:s/></text:p>
      <text:p text:style-name="Standaard"><text:span text:style-name="T52">curl -H 'Accept-Language: es-ES'<text:s/></text:span><text:a xlink:href="https://twitter.com" office:target-frame-name="_top" xlink:show="replace"><text:span text:style-name="T53">https://twitter.com</text:span></text:a><text:span text:style-name="T54"><text:s/></text:span></text:p>
      <text:p text:style-name="Standaard"><text:span text:style-name="T55">curl https://httpbin.org/anything <text:s text:c="2"/>-u sk_test_4eC39HqLyjWDarjtT1zdp7dc: -d test=123 -d email=</text:span><text:a xlink:href="mailto:test.test@example.com" office:target-frame-name="_top" xlink:show="replace"><text:span text:style-name="T56">test.test@example.com</text:span></text:a></text:p>
      <text:p text:style-name="P57">curl https://api.stripe.com/v1/charges <text:s text:c="2"/>-u sk_test_4eC39HqLyjWDarjtT1zdp7dc: <text:s text:c="2"/>-d amount=2000 <text:s text:c="2"/>-d currency=usd <text:s text:c="2"/>-d source=tok_amex</text:p>
      <text:p text:style-name="Standaard"><text:span text:style-name="T58"><text:s/></text:span><text:span text:style-name="T59">-d "metadata[order_id]"=6735</text:span></text:p>
      <text:p text:style-name="P60">curl https://httpbin.org/anything <text:s text:c="2"/>-u sk_test_4eC39HqLyjWDarjtT1zdp7dc: <text:s text:c="2"/>-d amount=2000 <text:s text:c="2"/>-d currency=usd <text:s text:c="2"/>-d source=tok_amex <text:s text:c="2"/>-d "</text:p>
      <text:p text:style-name="P61">metadata[order_id]"=6735</text:p>
      <text:p text:style-name="P62"/>
      <text:p text:style-name="Standaard"/>
      <text:p text:style-name="Standaard"/>
      <text:p text:style-name="P63">cURL</text:p>
      <text:list text:style-name="LFO1" text:continue-numbering="true">
        <text:list-item>
          <text:p text:style-name="P64"><text:span text:style-name="T65">Toon al de publieke projecten</text:span>: curl<text:s/><text:a xlink:href="https://projektwerk.ucll.be/projects.xml" office:target-frame-name="_top" xlink:show="replace"><text:span text:style-name="Hyperlink">https://projektwerk.ucll.be/projects.xml</text:span></text:a></text:p>
        </text:list-item>
        <text:list-item>
          <text:p text:style-name="P66"><text:span text:style-name="T67">Toon al de projecten waar jij toegang tot hebt:</text:span><text:s/>curl<text:s/><text:a xlink:href="https://projektwerk.ucll.be/projects.xml" office:target-frame-name="_top" xlink:show="replace"><text:span text:style-name="Hyperlink">https://projektwerk.ucll.be/projects.xml</text:span></text:a><text:s/>-H “<text:span text:style-name="T68">X-Redmine-API-Key: [my api key]”</text:span></text:p>
        </text:list-item>
        <text:list-item>
          <text:p text:style-name="P69"><text:span text:style-name="T70">Werken met issues:</text:span></text:p>
        </text:list-item>
      </text:list>
      <text:p text:style-name="P71">Maak een issue aan in het speeltuin projekt:<text:s/></text:p>
      <text:p text:style-name="Standaard"><text:span text:style-name="T72">curl -v -H "Content-Type: application/json" -H "X-Redmine-API-Key: [my api key]" -X POST --data-binary "@postIssue.json" <text:s/></text:span><text:a xlink:href="https://projektwerk.ucll.be/issues.json" office:target-frame-name="_top" xlink:show="replace"><text:span text:style-name="T73">https://projektwerk.ucll.be/issues.json</text:span></text:a></text:p>
      <text:p text:style-name="P74"/>
      <text:p text:style-name="Standaard"><text:span text:style-name="T75">postIssue.json</text:span><text:span text:style-name="T76"><text:s/>: {</text:span></text:p>
      <text:p text:style-name="P77"><text:s text:c="8"/>"issue": {</text:p>
      <text:p text:style-name="P78"><text:s text:c="16"/>"project_id": 2,</text:p>
      <text:p text:style-name="P79"><text:s text:c="16"/>"assigned_to_id": 2256,</text:p>
      <text:p text:style-name="P80"><text:s text:c="16"/>"subject": "testest",</text:p>
      <text:p text:style-name="Standaard"><text:span text:style-name="T81"><text:s text:c="16"/></text:span>"description": "testest"</text:p>
      <text:p text:style-name="Standaard"><text:s text:c="8"/>}</text:p>
      <text:p text:style-name="Standaard">}</text:p>
      <text:p text:style-name="P82">Pas het issue, dat je net gemaakt hebt, aan:</text:p>
      <text:p text:style-name="P83"/>
      <text:p text:style-name="P84">curl -v -H "Content-Type: application/json" -H "X-Redmine-API-Key: [my api key]" -X PUT</text:p>
      <text:p text:style-name="Standaard"><text:span text:style-name="T85">--data-binary "@putIssue.json" <text:s/></text:span><text:a xlink:href="https://projektwerk.ucll.be/issues/2874.json" office:target-frame-name="_top" xlink:show="replace"><text:span text:style-name="T86">https://projektwerk.ucll.be/issues/2874.json</text:span></text:a></text:p>
      <text:p text:style-name="P87"/>
      <text:p text:style-name="P88">putIssue.json : {</text:p>
      <text:p text:style-name="P89"><text:s text:c="8"/>"issue":{</text:p>
      <text:p text:style-name="Standaard"><text:span text:style-name="T90"><text:s text:c="16"/></text:span>"subject": "updaten is gelukt"</text:p>
      <text:p text:style-name="Standaard"><text:s text:c="8"/>}</text:p>
      <text:p text:style-name="Standaard">}</text:p>
      <text:p text:style-name="P91">Verwijder het issue, dat je net gemaakt hebt:</text:p>
      <text:p text:style-name="Standaard"><text:span text:style-name="T92">curl -v -H "Content-Type: application/json" -H "X-Redmine-API-Key: [my api key]" -X DELETE<text:s/></text:span><text:a xlink:href="https://projektwerk.ucll.be/issues/2874.json" office:target-frame-name="_top" xlink:show="replace"><text:span text:style-name="T93">https://projektwerk.ucll.be/issues/2874.json</text:span></text:a></text:p>
      <text:list text:style-name="LFO1" text:continue-numbering="true">
        <text:list-item>
          <text:p text:style-name="P94"><text:span text:style-name="T95"><text:s/></text:span><text:span text:style-name="T96">Nu voor echt. Maak een issue aan in je groepsproject. Namelijk je taak van vorige week</text:span></text:p>
        </text:list-item>
      </text:list>
      <text:soft-page-break/>
      <text:p text:style-name="P97">curl -v -H "Content-Type: application/json" -H "X-Redmine-API-Key: [my api key]" -X POST</text:p>
      <text:p text:style-name="Standaard"><text:span text:style-name="T98"><text:s/>--data-binary "@postIssueOpdracht.json"<text:s/></text:span><text:a xlink:href="https://projektwerk.ucll.be/issues.json" office:target-frame-name="_top" xlink:show="replace"><text:span text:style-name="T99">https://projektwerk.ucll.be/issues.json</text:span></text:a></text:p>
      <text:p text:style-name="Standaard"><text:span text:style-name="T100">postIssueOpdracht.json</text:span><text:span text:style-name="T101">:</text:span></text:p>
      <text:p text:style-name="P102">{</text:p>
      <text:p text:style-name="P103"><text:s text:c="8"/>"issue": {</text:p>
      <text:p text:style-name="Standaard"><text:span text:style-name="T104"><text:s text:c="16"/></text:span>"project_id": 2299,</text:p>
      <text:p text:style-name="Standaard"><text:s text:c="16"/>"assigned_to": 2256,</text:p>
      <text:p text:style-name="Standaard"><text:s text:c="16"/>"subject": "Verkenningsopdracht Lennert Van Oosterwyck",</text:p>
      <text:p text:style-name="Standaard"><text:s text:c="16"/>"description": "Verkenningsopdracht SOA",</text:p>
      <text:p text:style-name="Standaard"><text:s text:c="16"/>"start_date": "2022-09-28",</text:p>
      <text:p text:style-name="Standaard"><text:s text:c="16"/><text:span text:style-name="T105">"due_date": "2022-10-11",</text:span></text:p>
      <text:p text:style-name="P106"><text:s text:c="16"/>"estimated_hours": 2</text:p>
      <text:p text:style-name="P107"><text:s text:c="8"/>}</text:p>
      <text:p text:style-name="P108">}</text:p>
      <text:list text:style-name="LFO1" text:continue-numbering="true">
        <text:list-item>
          <text:p text:style-name="P109"><text:span text:style-name="T110">Werk de status van deze taak gepast bij indien van toepassing.</text:span></text:p>
        </text:list-item>
      </text:list>
      <text:p text:style-name="Standaard"/>
      <text:p text:style-name="Standaard"><text:span text:style-name="T111">curl -v -H "Content-Type: application/json" -H "X-Redmine-API-Key: [my api key]" -X PUT --data-binary "@changeStatus.json"<text:s/></text:span><text:a xlink:href="https://projektwerk.ucll.be/issues/2875.json" office:target-frame-name="_top" xlink:show="replace"><text:span text:style-name="T112">https://projektwerk.ucll.be/issues/2875.json</text:span></text:a></text:p>
      <text:p text:style-name="P113">changeStatus.json</text:p>
      <text:p text:style-name="P114">{</text:p>
      <text:p text:style-name="P115"><text:s text:c="8"/>"issue": {</text:p>
      <text:p text:style-name="P116"><text:s text:c="16"/>"status_id": 5</text:p>
      <text:p text:style-name="P117"><text:s text:c="8"/>}</text:p>
      <text:p text:style-name="P118">}</text:p>
      <text:p text:style-name="P119"/>
      <text:p text:style-name="P120"/>
      <text:p text:style-name="P121"/>
      <text:p text:style-name="P122"/>
      <text:p text:style-name="P123">Swagger</text:p>
      <text:list text:style-name="LFO2" text:continue-numbering="true">
        <text:list-item>
          <text:p text:style-name="P124">CORS beschikbaar en bruikbaar door swagger-ui van de api?</text:p>
        </text:list-item>
      </text:list>
      <text:soft-page-break/>
      <text:p text:style-name="P125">Curl -I "https://petstore.swagger.io/"</text:p>
      <text:p text:style-name="P126">DNT,X-CustomHeader,Keep-Alive,User-Agent,X-Requested-With,If-Modified-Since,Cache-Control,Content-Type</text:p>
      <text:p text:style-name="P127"/>
      <text:list text:style-name="LFO2" text:continue-numbering="true">
        <text:list-item>
          <text:p text:style-name="P128">Opvragen data</text:p>
        </text:list-item>
      </text:list>
      <text:p text:style-name="Standaard"><text:span text:style-name="T129">curl -X 'GET' <text:s/>'https://petstore.swagger.io/v2/pet/findByStatus?status=sold' <text:s/>-H 'accept: application/json</text:span><text:span text:style-name="T130">’</text:span></text:p>
      <text:p text:style-name="P131">curl -X 'GET' <text:s/>'https://petstore.swagger.io/v2/pet/11279' <text:s/>-H 'accept: application/json'</text:p>
      <text:list text:style-name="LFO2" text:continue-numbering="true">
        <text:list-item>
          <text:p text:style-name="P132">Aanmaken data (eventueel via api-sleutel)</text:p>
        </text:list-item>
      </text:list>
      <text:p text:style-name="Standaard">curl -X POST 'https://petstore.swagger.io/v2/pet' <text:s/>-H 'accept: application/json' -H 'Content-Type: application/json' -H <text:s/>‘apikey:[apikey] <text:s/>-d '{ "id": 0, "category": { "id": 0, "name": "string"}, "name": "doggie", "photoUrls": [ "string" ], "tags": [ <text:s/>{ "id": 0, "name": "string" } ], "status": "available" }'</text:p>
      <text:list text:style-name="LFO2" text:continue-numbering="true">
        <text:list-item>
          <text:p text:style-name="P133">Aanpassen data (eventueel via api-sleutel)</text:p>
        </text:list-item>
      </text:list>
      <text:p text:style-name="Standaard">curl -X PUT <text:s/>'https://petstore.swagger.io/v2/pet' \ -H 'accept: application/json' <text:s/>-H 'Content-Type: application/json' -H ‘apikey:[apikey] -d '{ "id": 0, "category": { "id": 0, "name": "string" }, "name": "doggie", "photoUrls": ["string"],"tags": [ { "id": 0, "name": "string"}], "status": "available"}'</text:p>
      <text:list text:style-name="LFO2" text:continue-numbering="true">
        <text:list-item>
          <text:p text:style-name="P134">Verwijderen data (eventueel via api-sleutel)</text:p>
        </text:list-item>
      </text:list>
      <text:p text:style-name="Standaard"><text:span text:style-name="T135">curl -X DELETE 'https://petstore.swagger.io/v2/pet/11414' <text:s/>-H 'accept: application/json' -H 'api_key: [api key]'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BE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Hyperlink" style:display-name="Hyperlink" style:family="text" style:parent-style-name="Standaardalinea-lettertype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Onopgelostemelding" style:display-name="Onopgeloste melding" style:family="text" style:parent-style-name="Standaardalinea-lettertype">
      <style:text-properties fo:color="#605E5C" fo:background-color="#E1DFDD"/>
    </style:style>
    <style:style style:name="HTML-voorafopgemaakt" style:display-name="HTML - vooraf opgemaakt" style:family="paragraph" style:parent-style-name="Standaard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nl" style:country-asian="BE" fo:hyphenate="true"/>
    </style:style>
    <style:style style:name="HTML-voorafopgemaaktChar" style:display-name="HTML - vooraf opgemaakt Char" style:family="text" style:parent-style-name="Standaardalinea-lettertype">
      <style:text-properties style:font-name="Courier New" style:font-name-asian="Times New Roman" style:font-name-complex="Courier New" fo:font-size="10pt" style:font-size-asian="10pt" style:font-size-complex="10pt" style:language-asian="nl" style:country-asian="BE"/>
    </style:style>
    <style:style style:name="HTMLCode" style:display-name="HTML Code" style:family="text" style:parent-style-name="Standaardalinea-lettertype">
      <style:text-properties style:font-name="Courier New" style:font-name-asian="Times New Roman" style:font-name-complex="Courier New" fo:font-size="10pt" style:font-size-asian="10pt" style:font-size-complex="10pt"/>
    </style:style>
    <style:style style:name="Kop1Char" style:display-name="Kop 1 Char" style:family="text" style:parent-style-name="Standaardalinea-lettertype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el" style:display-name="Titel" style:family="paragraph" style:parent-style-name="Standaard" style:next-style-name="Standaard">
      <style:paragraph-properties style:contextual-spacing="true"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elChar" style:display-name="Titel Char" style:family="text" style:parent-style-name="Standaardalinea-lettertype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style:style style:name="Koptekst" style:display-name="Koptekst" style:family="paragraph" style:parent-style-name="Standaard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KoptekstChar" style:display-name="Koptekst Char" style:family="text" style:parent-style-name="Standaardalinea-lettertype"/>
    <style:style style:name="Voettekst" style:display-name="Voettekst" style:family="paragraph" style:parent-style-name="Standaard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VoettekstChar" style:display-name="Voettekst Char" style:family="text" style:parent-style-name="Standaardalinea-lettertype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Calibri" style:font-name-asian="Calibri" style:font-name-complex="Times New Roman"/>
    </style:style>
    <style:style style:name="WW_CharLFO2LVL1" style:family="text">
      <style:text-properties fo:font-size="18pt" style:font-size-asian="18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</office:automatic-styles>
  <office:master-styles>
    <style:master-page style:name="MP0" style:page-layout-name="PL0">
      <style:header>
        <text:p text:style-name="Koptekst">Lennert Van Oosterwyck<text:tab/>3TI/3SO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ennert Van Oosterwyck</meta:initial-creator>
    <dc:creator>Lennert Van Oosterwyck</dc:creator>
    <meta:creation-date>2022-10-12T19:41:00Z</meta:creation-date>
    <dc:date>2022-10-19T15:18:00Z</dc:date>
    <meta:template xlink:href="Normal.dotm" xlink:type="simple"/>
    <meta:editing-cycles>20</meta:editing-cycles>
    <meta:editing-duration>PT0S</meta:editing-duration>
    <meta:document-statistic meta:page-count="5" meta:paragraph-count="12" meta:word-count="977" meta:character-count="6343" meta:row-count="44" meta:non-whitespace-character-count="5378"/>
  </office:meta>
</office:document-meta>
</file>